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iki versi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zeList</text:p>
          </table:table-cell>
          <table:table-cell office:value-type="string" calcext:value-type="string">
            <text:p>styleRefresh</text:p>
          </table:table-cell>
          <table:table-cell office:value-type="string" calcext:value-type="string">
            <text:p>styleRefresh+filter</text:p>
          </table:table-cell>
          <table:table-cell office:value-type="string" calcext:value-type="string">
            <text:p>mainRefresh</text:p>
          </table:table-cell>
          <table:table-cell office:value-type="string" calcext:value-type="string">
            <text:p>mainRefresh+filter</text:p>
          </table:table-cell>
          <table:table-cell office:value-type="string" calcext:value-type="string">
            <text:p>mainRender</text:p>
          </table:table-cell>
          <table:table-cell office:value-type="string" calcext:value-type="string">
            <text:p>mainRender+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451" calcext:value-type="float">
            <text:p>1451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55" calcext:value-type="float">
            <text:p>1355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96" calcext:value-type="float">
            <text:p>1196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67" calcext:value-type="float">
            <text:p>136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57" calcext:value-type="float">
            <text:p>1157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54" calcext:value-type="float">
            <text:p>1354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65" calcext:value-type="float">
            <text:p>1165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74" calcext:value-type="float">
            <text:p>1374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05" calcext:value-type="float">
            <text:p>1205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456" calcext:value-type="float">
            <text:p>1456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272" calcext:value-type="float">
            <text:p>2272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67" calcext:value-type="float">
            <text:p>226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70" calcext:value-type="float">
            <text:p>2370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61" calcext:value-type="float">
            <text:p>2361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63" calcext:value-type="float">
            <text:p>186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9" calcext:value-type="float">
            <text:p>2289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11" calcext:value-type="float">
            <text:p>1811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37" calcext:value-type="float">
            <text:p>1737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409" calcext:value-type="float">
            <text:p>3409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100" calcext:value-type="float">
            <text:p>410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285" calcext:value-type="float">
            <text:p>3285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173" calcext:value-type="float">
            <text:p>4173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09" calcext:value-type="float">
            <text:p>4109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55" calcext:value-type="float">
            <text:p>325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366" calcext:value-type="float">
            <text:p>5366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904" calcext:value-type="float">
            <text:p>3904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445" calcext:value-type="float">
            <text:p>3445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436" calcext:value-type="float">
            <text:p>343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384" calcext:value-type="float">
            <text:p>2384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19" calcext:value-type="float">
            <text:p>231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432" calcext:value-type="float">
            <text:p>2432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71" calcext:value-type="float">
            <text:p>2371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58" calcext:value-type="float">
            <text:p>2058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3" calcext:value-type="float">
            <text:p>1883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372" calcext:value-type="float">
            <text:p>2372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71" calcext:value-type="float">
            <text:p>197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24" calcext:value-type="float">
            <text:p>182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98" calcext:value-type="float">
            <text:p>2298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87" calcext:value-type="float">
            <text:p>1987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56" calcext:value-type="float">
            <text:p>1956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21" calcext:value-type="float">
            <text:p>182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93" calcext:value-type="float">
            <text:p>2393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94" calcext:value-type="float">
            <text:p>1894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14" calcext:value-type="float">
            <text:p>1814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424" calcext:value-type="float">
            <text:p>2424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27" calcext:value-type="float">
            <text:p>192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27" calcext:value-type="float">
            <text:p>1827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13" calcext:value-type="float">
            <text:p>713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24" calcext:value-type="float">
            <text:p>724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42" calcext:value-type="float">
            <text:p>64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49" calcext:value-type="float">
            <text:p>94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97" calcext:value-type="float">
            <text:p>79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43" calcext:value-type="float">
            <text:p>743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53" calcext:value-type="float">
            <text:p>753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33" calcext:value-type="float">
            <text:p>73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78" calcext:value-type="float">
            <text:p>67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58" calcext:value-type="float">
            <text:p>958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86" calcext:value-type="float">
            <text:p>1186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92" calcext:value-type="float">
            <text:p>1092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14" calcext:value-type="float">
            <text:p>1014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321" calcext:value-type="float">
            <text:p>132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52" calcext:value-type="float">
            <text:p>135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25" calcext:value-type="float">
            <text:p>1225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52" calcext:value-type="float">
            <text:p>1052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15" calcext:value-type="float">
            <text:p>1115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2" calcext:value-type="float">
            <text:p>992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61" calcext:value-type="float">
            <text:p>136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63" calcext:value-type="float">
            <text:p>2163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93" calcext:value-type="float">
            <text:p>199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11" calcext:value-type="float">
            <text:p>1811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56" calcext:value-type="float">
            <text:p>2756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49" calcext:value-type="float">
            <text:p>2349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79" calcext:value-type="float">
            <text:p>2379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91" calcext:value-type="float">
            <text:p>1991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07" calcext:value-type="float">
            <text:p>1907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416" calcext:value-type="float">
            <text:p>241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095" calcext:value-type="float">
            <text:p>209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00" calcext:value-type="float">
            <text:p>19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48" calcext:value-type="float">
            <text:p>184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077" calcext:value-type="float">
            <text:p>2077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128" calcext:value-type="float">
            <text:p>2128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31" calcext:value-type="float">
            <text:p>2231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57" calcext:value-type="float">
            <text:p>1857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160" calcext:value-type="float">
            <text:p>216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68" calcext:value-type="float">
            <text:p>22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386" calcext:value-type="float">
            <text:p>2386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69" calcext:value-type="float">
            <text:p>2069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27" calcext:value-type="float">
            <text:p>252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51" calcext:value-type="float">
            <text:p>205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434" calcext:value-type="float">
            <text:p>2434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19" calcext:value-type="float">
            <text:p>2319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88" calcext:value-type="float">
            <text:p>2288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229" calcext:value-type="float">
            <text:p>12229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514" calcext:value-type="float">
            <text:p>12514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456" calcext:value-type="float">
            <text:p>11456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2391" calcext:value-type="float">
            <text:p>1239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25" calcext:value-type="float">
            <text:p>12825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314" calcext:value-type="float">
            <text:p>12314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2437" calcext:value-type="float">
            <text:p>12437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364" calcext:value-type="float">
            <text:p>12364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786" calcext:value-type="float">
            <text:p>11786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2450" calcext:value-type="float">
            <text:p>1245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1097" calcext:value-type="float">
            <text:p>109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float" office:value="412" calcext:value-type="float">
            <text:p>412</text:p>
          </table:table-cell>
          <table:table-cell office:value-type="float" office:value="1262" calcext:value-type="float">
            <text:p>126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399" calcext:value-type="float">
            <text:p>399</text:p>
          </table:table-cell>
          <table:table-cell office:value-type="float" office:value="1281" calcext:value-type="float">
            <text:p>128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44" calcext:value-type="float">
            <text:p>444</text:p>
          </table:table-cell>
          <table:table-cell office:value-type="float" office:value="397" calcext:value-type="float">
            <text:p>397</text:p>
          </table:table-cell>
          <table:table-cell office:value-type="float" office:value="1263" calcext:value-type="float">
            <text:p>12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5" calcext:value-type="float">
            <text:p>445</text:p>
          </table:table-cell>
          <table:table-cell office:value-type="float" office:value="397" calcext:value-type="float">
            <text:p>397</text:p>
          </table:table-cell>
          <table:table-cell office:value-type="float" office:value="1271" calcext:value-type="float">
            <text:p>12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5" calcext:value-type="float">
            <text:p>445</text:p>
          </table:table-cell>
          <table:table-cell office:value-type="float" office:value="398" calcext:value-type="float">
            <text:p>398</text:p>
          </table:table-cell>
          <table:table-cell office:value-type="float" office:value="1263" calcext:value-type="float">
            <text:p>126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46" calcext:value-type="float">
            <text:p>446</text:p>
          </table:table-cell>
          <table:table-cell office:value-type="float" office:value="398" calcext:value-type="float">
            <text:p>398</text:p>
          </table:table-cell>
          <table:table-cell office:value-type="float" office:value="1270" calcext:value-type="float">
            <text:p>127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76" calcext:value-type="float">
            <text:p>127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1265" calcext:value-type="float">
            <text:p>12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8" calcext:value-type="float">
            <text:p>398</text:p>
          </table:table-cell>
          <table:table-cell office:value-type="float" office:value="1263" calcext:value-type="float">
            <text:p>12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1230" calcext:value-type="float">
            <text:p>123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1267" calcext:value-type="float">
            <text:p>126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48" calcext:value-type="float">
            <text:p>448</text:p>
          </table:table-cell>
          <table:table-cell office:value-type="float" office:value="403" calcext:value-type="float">
            <text:p>403</text:p>
          </table:table-cell>
          <table:table-cell office:value-type="float" office:value="1272" calcext:value-type="float">
            <text:p>127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float" office:value="407" calcext:value-type="float">
            <text:p>407</text:p>
          </table:table-cell>
          <table:table-cell office:value-type="float" office:value="1265" calcext:value-type="float">
            <text:p>126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401" calcext:value-type="float">
            <text:p>401</text:p>
          </table:table-cell>
          <table:table-cell office:value-type="float" office:value="1268" calcext:value-type="float">
            <text:p>126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56" calcext:value-type="float">
            <text:p>12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64" calcext:value-type="float">
            <text:p>126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  <table:table-cell office:value-type="float" office:value="1291" calcext:value-type="float">
            <text:p>129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1288" calcext:value-type="float">
            <text:p>128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1280" calcext:value-type="float">
            <text:p>128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431" calcext:value-type="float">
            <text:p>243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260" calcext:value-type="float">
            <text:p>2260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34" calcext:value-type="float">
            <text:p>2034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32" calcext:value-type="float">
            <text:p>2032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35" calcext:value-type="float">
            <text:p>1935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10" calcext:value-type="float">
            <text:p>191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23" calcext:value-type="float">
            <text:p>1923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64" calcext:value-type="float">
            <text:p>2264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452" calcext:value-type="float">
            <text:p>2452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82" calcext:value-type="float">
            <text:p>2382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48" calcext:value-type="float">
            <text:p>2048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36" calcext:value-type="float">
            <text:p>2036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511" calcext:value-type="float">
            <text:p>2511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408" calcext:value-type="float">
            <text:p>2408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924" calcext:value-type="float">
            <text:p>1924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2:15:07.473581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00:55:19.598620174</meta:creation-date>
    <dc:date>2015-10-03T14:00:11.002510526</dc:date>
    <meta:editing-duration>PT58M15S</meta:editing-duration>
    <meta:editing-cycles>5</meta:editing-cycles>
    <meta:generator>LibreOffice/4.2.8.2$Linux_X86_64 LibreOffice_project/420m0$Build-2</meta:generator>
    <meta:document-statistic meta:table-count="1" meta:cell-count="1864" meta:object-count="0"/>
  </office:meta>
</office:document-meta>
</file>